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222222" style:font-name="Arial" fo:font-size="26pt" fo:font-weight="normal" officeooo:paragraph-rsid="000f1a88" fo:background-color="#ffffff" style:font-name-asian="Times New Roman" style:font-size-asian="26pt" style:font-weight-asian="normal" style:font-name-complex="Arial1" style:font-size-complex="26pt" style:font-weight-complex="normal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222222" style:font-name="Arial" fo:font-size="15pt" fo:font-weight="bold" officeooo:paragraph-rsid="000f1a88" fo:background-color="#ffffff" style:font-name-asian="Times New Roman" style:font-size-asian="15pt" style:font-weight-asian="bold" style:font-name-complex="Arial1" style:font-size-complex="15pt"/>
    </style:style>
    <style:style style:name="P3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222222" style:font-name="Arial" style:font-name-asian="Times New Roman" style:font-name-complex="Arial1" style:font-size-complex="12pt"/>
    </style:style>
    <style:style style:name="P4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  <style:text-properties fo:color="#222222" style:font-name="Arial" fo:font-weight="bold" style:font-name-asian="Times New Roman" style:font-weight-asian="bold" style:font-name-complex="Arial1" style:font-size-complex="12pt"/>
    </style:style>
    <style:style style:name="P5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6" style:family="paragraph" style:parent-style-name="Standard" style:master-page-name="Standard">
      <loext:graphic-properties draw:fill="solid" draw:fill-color="#ffffff"/>
      <style:paragraph-properties fo:margin-top="0in" fo:margin-bottom="0in" loext:contextual-spacing="false" fo:line-height="100%" style:page-number="auto" fo:background-color="#ffffff"/>
      <style:text-properties fo:color="#222222" style:font-name="Arial" fo:font-weight="bold" style:font-name-asian="Times New Roman" style:font-weight-asian="bold" style:font-name-complex="Arial1" style:font-size-complex="12pt"/>
    </style:style>
    <style:style style:name="T1" style:family="text">
      <style:text-properties fo:color="#222222" style:font-name="Arial" style:font-name-asian="Times New Roman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ayer to release specific individuals from emotional soul ties: </text:p>
      <text:p text:style-name="P3">Father, forgive me for all unholy bonds made by emotional soul ties with (insert name). I choose today to break these bonds and I renounce all power and authority that was given to any evil spirit through these ties. In Jesus Name. Amen. </text:p>
      <text:p text:style-name="P3"/>
      <text:p text:style-name="P4">Prayer to release specific individuals from sexual soul ties: </text:p>
      <text:p text:style-name="P3">Father, I confess my impure thoughts and actions. Please forgive (insert name) and myself for any and all improper behavior, seeking only to gratify the flesh and not understanding true Godly love - the way You created love to be. Forgive me for the sin against (insert name) because of my own self-centeredness. I renounce all power and authority that was given to any evil spirit through our sexual sin. I choose today to break all unholy bonds with (insert name). In Jesus Name. Amen. </text:p>
      <text:p text:style-name="P3"/>
      <text:p text:style-name="P4">Prayer to release specific individuals from soul times because of sexual abuse:</text:p>
      <text:p text:style-name="P3">I renounce all power and authority that was given to any evil spirit through sexual sin against me. I choose today to break all unholy bonds with (insert name). In Jesus Name. Amen. </text:p>
      <text:p text:style-name="P3"/>
      <text:p text:style-name="P4">Prayer to break soul ties: </text:p>
      <text:p text:style-name="P3">Father, in the name of Jesus, I submit my soul, my desires and my emotions to Your Spirit. I confess as sin all my promiscuous, premarital sexual relationships and all sexual relationships outside of marriage. I confess all my ungodly spirit, soul and body ties as sin. I thank You for forgiving me and cleansing me right now. </text:p>
      <text:p text:style-name="P3"/>
      <text:p text:style-name="P3">In Jesus Name, I renounce all soulish ties to past partners and ungodly relationships and uproot all the connections of sexual bondage, of emotional longings and dependencies, and enslaving thoughts. I bind, renounce and resist any evil spirits that have reinforced those soul ties or may have been transferred to me through evil associations. </text:p>
      <text:p text:style-name="P3"/>
      <text:p text:style-name="P3">In Jesus Name, I break and renounce all evil soul ties that I have had with clubs, lodges, cults and binding agreements between friends. I renounce these evil soul ties and wash them away with the Blood of Jesus. </text:p>
      <text:p text:style-name="P3"/>
      <text:p text:style-name="P5"><text:span text:style-name="T1">Father, cleanse my soul and help me to not focus on any</text:span><text:bookmark text:name="_GoBack"/><text:span text:style-name="T1"> illicit unions so that I am free to give my soul totally to my mate and to You. Father, I receive Your forgiveness for all past sexual sins. I believe I am totally forgiven. Thank You for remembering my sins no more. Thank You for cleansing me from all unrighteousness. I commit myself to You by Your grace. Keep me holy in my spirit, soul and body. In Jesus Name. Amen!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US" style:letter-kerning="true" style:font-name-asian="Calibri" style:font-size-asian="12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2pt" fo:language="en" fo:country="US" style:letter-kerning="true" style:font-name-asian="Calibri" style:font-size-asian="12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222222" style:font-name="Arial" fo:font-size="26pt" fo:font-weight="normal" officeooo:paragraph-rsid="000f1a88" fo:background-color="#ffffff" style:font-name-asian="Times New Roman" style:font-size-asian="26pt" style:font-weight-asian="normal" style:font-name-complex="Arial1" style:font-size-complex="26pt" style:font-weight-complex="normal"/>
    </style:style>
    <style:style style:name="M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222222" style:font-name="Arial" fo:font-size="15pt" fo:font-weight="bold" officeooo:paragraph-rsid="000f1a88" fo:background-color="#ffffff" style:font-name-asian="Times New Roman" style:font-size-asian="15pt" style:font-weight-asian="bold" style:font-name-complex="Arial1" style:font-size-complex="15pt"/>
    </style:style>
    <style:page-layout style:name="Mpm1">
      <style:page-layout-properties fo:page-width="8.5in" fo:page-height="11in" style:num-format="1" style:print-orientation="portrait" fo:margin-top="0.3126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svg:height="0.937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urity Prayers</text:p>
        <text:p text:style-name="MP2">_________________________________________________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</meta:initial-creator>
    <meta:editing-cycles>6</meta:editing-cycles>
    <meta:print-date>2014-10-07T00:40:00</meta:print-date>
    <meta:creation-date>2014-02-26T03:41:00</meta:creation-date>
    <dc:date>2017-09-14T14:35:32.196886064</dc:date>
    <meta:editing-duration>PT32M59S</meta:editing-duration>
    <meta:generator>LibreOffice/5.3.1.2$Linux_X86_64 LibreOffice_project/30m0$Build-2</meta:generator>
    <meta:document-statistic meta:table-count="0" meta:image-count="0" meta:object-count="0" meta:page-count="1" meta:paragraph-count="13" meta:word-count="433" meta:character-count="2521" meta:non-whitespace-character-count="209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